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5">
      <style:paragraph-properties fo:margin-top="0cm" fo:margin-bottom="0cm" style:line-height-at-least="0.529cm" fo:widows="1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2" style:family="paragraph" style:parent-style-name="Text_20_body">
      <style:paragraph-properties fo:margin-top="0cm" fo:margin-bottom="0cm" style:line-height-at-least="0.529cm" fo:widows="1"/>
      <style:text-properties fo:color="#111111" style:font-name="Arial" fo:font-size="10.5pt" style:font-size-asian="10.5pt" style:font-size-complex="10.5pt"/>
    </style:style>
    <style:style style:name="P3" style:family="paragraph" style:parent-style-name="Text_20_body" style:list-style-name="L5">
      <style:paragraph-properties fo:margin-top="0cm" fo:margin-bottom="0cm" style:line-height-at-least="0.529cm" fo:widows="1"/>
      <style:text-properties fo:color="#111111" style:font-name="Arial" fo:font-size="10.5pt" style:font-size-asian="10.5pt" style:font-size-complex="10.5pt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0.5pt" fo:letter-spacing="normal" fo:font-style="italic" fo:font-weight="normal"/>
    </style:style>
    <style:style style:name="T3" style:family="text">
      <style:text-properties fo:font-variant="normal" fo:text-transform="none" fo:color="#333333" fo:font-size="10.5pt" fo:letter-spacing="normal" fo:font-style="normal" fo:font-weight="normal"/>
    </style:style>
    <style:style style:name="T4" style:family="text">
      <style:text-properties fo:font-variant="normal" fo:text-transform="none" fo:color="#333333" fo:font-size="10.5pt" fo:letter-spacing="normal" fo:font-style="italic" fo:font-weight="normal"/>
    </style:style>
    <style:style style:name="T5" style:family="text">
      <style:text-properties fo:font-variant="normal" fo:text-transform="none" fo:color="#333333" fo:letter-spacing="normal" fo:font-style="normal" fo:font-weight="normal"/>
    </style:style>
    <style:style style:name="T6" style:family="text">
      <style:text-properties fo:font-variant="normal" fo:text-transform="none" fo:color="#333333" fo:letter-spacing="normal" fo:font-style="italic" fo:font-weight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italic" fo:font-weight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111111"/>
    </style:style>
    <style:style style:name="T11" style:family="text">
      <style:text-properties fo:color="#111111"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06338458033670246" text:style-name="L5">
        <text:list-item>
          <text:p text:style-name="P3"><text:span text:style-name="T7">L'output fornito dall'elaborazione non sincronizzata è deterministico, cioè determinabile a priori, e sempre uguale a se stesso?</text:span></text:p>
        </text:list-item>
      </text:list>
      <text:p text:style-name="P2"><text:span text:style-name="T7"><text:tab/><text:tab/>No, l'output fornito dall'elaborazione non sincronizzata non è deterministico, visto che ad <text:s/><text:tab/><text:tab/>ogni esecuzione l'output cambia.</text:span></text:p>
      <text:p text:style-name="P2"><text:span text:style-name="T7"/></text:p>
      <text:list xml:id="list42659935" text:continue-numbering="true" text:style-name="L5">
        <text:list-item>
          <text:p text:style-name="P3"><text:span text:style-name="T7">L'ordine delle istruzioni del metodo run è definito dalla sequenza con cui esse appaiono nel codice (trattasi della struttura di sequenza della Programmazione Strutturata). Noterai, infatti, che la stampa </text:span><text:span text:style-name="T8">prima </text:span><text:span text:style-name="T7">precede sempre quella </text:span><text:span text:style-name="T8">dopo</text:span><text:span text:style-name="T7">, sia per i1 che per i2. In altri termini, l'ordine di esecuzione delle istruzioni del metodo run è deterministico. Cos'è, allora, che cambia tra </text:span></text:p>
          <text:p text:style-name="P3"><text:span text:style-name="T7">l'esecuzione non sincronizzata e quella sincronizzata? Qual è l'ordine che non è deterministico?</text:span></text:p>
          <text:list>
            <text:list-item>
              <text:list>
                <text:list-header>
                  <text:p text:style-name="P1"><text:span text:style-name="T10"><text:s/>Le istruzioni nel metodo run vengono eseguite sempre in sequenza, per questo motivo il suo output è deterministico. La differenza, tra l'esecuzione non sincronizzara e quella sincronizzata, consiste che nel primo caso i due thread condividono una stessa risorsa mentre nel secondo caso (con l'uso di </text:span><text:span text:style-name="T11">synchronized</text:span><text:span text:style-name="T10">) i due thread fanno a turno per l'uso delle risorse, anche se non è detto che dopo </text:span><text:span text:style-name="T11">i1 prima</text:span><text:span text:style-name="T10"> e </text:span><text:span text:style-name="T11">i1 dopo</text:span><text:span text:style-name="T10"> ci sia per forza i2 (prima e dopo), semplicemente il </text:span><text:span text:style-name="T11">prima</text:span><text:span text:style-name="T10"> ed il </text:span><text:span text:style-name="T11">dopo</text:span><text:span text:style-name="T10"> non vengono divisi nell'output).</text:span> 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32S</meta:editing-duration>
    <meta:editing-cycles>4</meta:editing-cycles>
    <meta:generator>OpenOffice/4.1.1$Win32 OpenOffice.org_project/411m6$Build-9775</meta:generator>
    <dc:date>2015-05-24T22:49:33.84</dc:date>
    <dc:creator>Caterina Eracli</dc:creator>
    <meta:document-statistic meta:table-count="0" meta:image-count="0" meta:object-count="0" meta:page-count="1" meta:paragraph-count="5" meta:word-count="193" meta:character-count="1259"/>
    <meta:user-defined meta:name="Info 1"/>
    <meta:user-defined meta:name="Info 2"/>
    <meta:user-defined meta:name="Info 3"/>
    <meta:user-defined meta:name="Info 4"/>
  </office:meta>
</office:document-meta>
</file>